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c289" officeooo:paragraph-rsid="0010c289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b4dd" officeooo:paragraph-rsid="000f1b7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6b4dd" officeooo:paragraph-rsid="000f1b7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1f03" officeooo:paragraph-rsid="000f1b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50e7" officeooo:paragraph-rsid="000f1b7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0350e7" officeooo:paragraph-rsid="000f1b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0f1b7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1b7c" officeooo:paragraph-rsid="000f1b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1b7c" officeooo:paragraph-rsid="0014daf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4dafc" officeooo:paragraph-rsid="0014daf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031f03" officeooo:paragraph-rsid="000f1b7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039505" officeooo:paragraph-rsid="000f1b7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031f03" officeooo:paragraph-rsid="000f1b7c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f03" officeooo:paragraph-rsid="000f1b7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9505" officeooo:paragraph-rsid="000f1b7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b4dd" officeooo:paragraph-rsid="000f1b7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4dafc" officeooo:paragraph-rsid="000f1b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4dafc" officeooo:paragraph-rsid="0014daf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587c0" officeooo:paragraph-rsid="000f1b7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56198" officeooo:paragraph-rsid="0015619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0f1b7c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9505" officeooo:paragraph-rsid="000f1b7c" style:font-weight-asian="bold" style:font-weight-complex="bold"/>
    </style:style>
    <style:style style:name="T1" style:family="text">
      <style:text-properties officeooo:rsid="0005bce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f1b7c"/>
    </style:style>
    <style:style style:name="T4" style:family="text">
      <style:text-properties officeooo:rsid="0014da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Life Cycle</text:p>
      <text:p text:style-name="P13">A1P<text:span text:style-name="T3">2</text:span></text:p>
      <text:p text:style-name="P13"/>
      <text:p text:style-name="P14">1.Problem Specification</text:p>
      <text:p text:style-name="P10">Write a simple C program that uses arrays (among others, as function parameters), variable/array pointers </text:p>
      <text:p text:style-name="P10">and addresses. </text:p>
      <text:p text:style-name="P10">The program should do the following: </text:p>
      <text:p text:style-name="P10">1) Create three arrays: arrAll with 20 elements, and arrEven and arrOdd with 10 elements </text:p>
      <text:p text:style-name="P10">each. </text:p>
      <text:p text:style-name="P10">2) Fill out array arrAll with random integer numbers between 1 and 10 inclusive. </text:p>
      <text:p text:style-name="P10">3) Distribute contents of the array arrAll into arrays arrEven and arrOdd, in such a way that </text:p>
      <text:p text:style-name="P10">the contents of even/odd addresses from arrAll go to the arrEven/arrOdd arrays, </text:p>
      <text:p text:style-name="P10">respectively. </text:p>
      <text:p text:style-name="P10">4) Define a pointer to the array arrEven. </text:p>
      <text:p text:style-name="P10">- 1 -5) Create function calcEven(int* arrPtr, int length, &amp;sum, &amp;mean). </text:p>
      <text:p text:style-name="P10">In this function, the sum and the average (mean) of the values of the indicated array will be </text:p>
      <text:p text:style-name="P10">calculated, and stored into the global variables sum and mean, respectively. Use this function </text:p>
      <text:p text:style-name="P10">to calculate sum and mean for arrEven. </text:p>
      <text:p text:style-name="P10">6) Display on the output screen (from the main function) the values of sum and mean calculated </text:p>
      <text:p text:style-name="P10">by calcEven for arrEven. </text:p>
      <text:p text:style-name="P10">7) Create function calcOdd(int arr[ ], int length). In this function, the sum and the </text:p>
      <text:p text:style-name="P10">average (mean) of the values of arrOdd will be calculated, and immediately displayed (by this </text:p>
      <text:p text:style-name="P10">function) on the output screen.</text:p>
      <text:p text:style-name="P4"/>
      <text:p text:style-name="P14">2. PROGRAM STRUCTURE DESIGN</text:p>
      <text:p text:style-name="P14"/>
      <text:p text:style-name="P11">2.1 modules and <text:span text:style-name="T1">Their</text:span> Basic Structure</text:p>
      <text:p text:style-name="P4">My program will have one <text:span text:style-name="T4">Module</text:span>.</text:p>
      <text:p text:style-name="P4">a) <text:span text:style-name="T4">there will be three methods:</text:span></text:p>
      <text:p text:style-name="P17">I) main will iniilise and populate the three arrays can call calc even and odd, and print what needs to be printed</text:p>
      <text:p text:style-name="P10">II) calceven will calc the sum and mean using an int*, int, int*, and double* as function calls</text:p>
      <text:p text:style-name="P8"><text:s/><text:span text:style-name="T4">III) calcOdd will calc the sum and mean and print the output, getting passed an int[] and an int</text:span></text:p>
      <text:p text:style-name="P8"><text:tab/></text:p>
      <text:p text:style-name="P5"/>
      <text:p text:style-name="P4"/>
      <text:p text:style-name="P6">2.2 Pseudocode for the modules</text:p>
      <text:p text:style-name="P8">// <text:span text:style-name="T4">main //</text:span></text:p>
      <text:p text:style-name="P8">//<text:span text:style-name="T4">create three arrays</text:span></text:p>
      <text:p text:style-name="P8">//<text:span text:style-name="T4">populate all three arrays</text:span></text:p>
      <text:p text:style-name="P8">//<text:span text:style-name="T4">make some pointers</text:span></text:p>
      <text:p text:style-name="P8">//<text:span text:style-name="T4">call calc even</text:span></text:p>
      <text:p text:style-name="P8">//<text:span text:style-name="T4">print new values of sum and mean</text:span></text:p>
      <text:p text:style-name="P8">//<text:span text:style-name="T4">call calc odd</text:span></text:p>
      <text:p text:style-name="P8"/>
      <text:p text:style-name="P9">//<text:span text:style-name="T4">calcEven (int* arrPtr, int length, int* sum, double* mean)</text:span></text:p>
      <text:p text:style-name="P9"><text:soft-page-break/>//<text:span text:style-name="T4">derefercne *sum</text:span></text:p>
      <text:p text:style-name="P9">//<text:span text:style-name="T4">calc sum using for loop</text:span></text:p>
      <text:p text:style-name="P9">// <text:span text:style-name="T4">reassing the summed value to sum</text:span></text:p>
      <text:p text:style-name="P10">//dereferance mean</text:p>
      <text:p text:style-name="P10">//calc mean and reassign to global mean</text:p>
      <text:p text:style-name="P8"/>
      <text:p text:style-name="P5"/>
      <text:p text:style-name="P15">3. RISK ANALYSIS </text:p>
      <text:p text:style-name="P7">No risks (to timetable, cost, human health, etc.) are identified by me. </text:p>
      <text:p text:style-name="P7"/>
      <text:p text:style-name="P12">4. VERIFICATION</text:p>
      <text:p text:style-name="P7">The algorithm has only one execution path (a sequential execution). Correctness of the path has been verified by me by analyzing its steps, and their completeness, <text:span text:style-name="T4">and all pointers do what they need to do</text:span></text:p>
      <text:p text:style-name="P7"/>
      <text:p text:style-name="P15">5. Coding</text:p>
      <text:p text:style-name="P10">/************************************************* </text:p>
      <text:p text:style-name="P10">* Course: CS 4540 – Fall 2015 </text:p>
      <text:p text:style-name="P10">* Assignment 1 - Problem 3 </text:p>
      <text:p text:style-name="P10">* Name: Aron Lawrence </text:p>
      <text:p text:style-name="P10">* E-mail: aron.r.lawrence@wmich.edu </text:p>
      <text:p text:style-name="P10">* Submitted: 09/21/15 </text:p>
      <text:p text:style-name="P10">*************************************************/ </text:p>
      <text:p text:style-name="P10"/>
      <text:p text:style-name="P10">#include &lt;stdio.h&gt; </text:p>
      <text:p text:style-name="P10">#include &lt;stdlib.h&gt; </text:p>
      <text:p text:style-name="P10"/>
      <text:p text:style-name="P10">int sum = 0; </text:p>
      <text:p text:style-name="P10">double mean = 0; </text:p>
      <text:p text:style-name="P10"/>
      <text:p text:style-name="P10">void calcEven(int*, int, int*, double*); </text:p>
      <text:p text:style-name="P10">void calcOdd(int arr[], int length); </text:p>
      <text:p text:style-name="P10">int main() { </text:p>
      <text:p text:style-name="P10"><text:tab/>time_t t; </text:p>
      <text:p text:style-name="P10"><text:tab/>srand((unsigned) time(&amp;t)); </text:p>
      <text:p text:style-name="P10"><text:tab/>int i, j, k, n; </text:p>
      <text:p text:style-name="P10"><text:tab/>int arrAll[20]; </text:p>
      <text:p text:style-name="P10"><text:tab/>int arrEven[10]; </text:p>
      <text:p text:style-name="P10"><text:tab/>int arrOdd[10]; </text:p>
      <text:p text:style-name="P10"><text:tab/>j = 0; </text:p>
      <text:p text:style-name="P10"><text:tab/>k = 0; </text:p>
      <text:p text:style-name="P10"><text:tab/>for (i=0; i &lt; 20; i++){ </text:p>
      <text:p text:style-name="P10"><text:tab/><text:tab/>n = rand() % 10 + 1; </text:p>
      <text:p text:style-name="P10"><text:tab/><text:tab/>arrAll[i] = n; </text:p>
      <text:p text:style-name="P10"><text:tab/><text:tab/>if ( i % 2 == 0){ </text:p>
      <text:p text:style-name="P10"><text:tab/><text:tab/><text:tab/>arrEven[j] = n; </text:p>
      <text:p text:style-name="P10"><text:tab/><text:tab/><text:tab/>j++; </text:p>
      <text:p text:style-name="P10"><text:tab/><text:tab/>} else { </text:p>
      <text:p text:style-name="P10"><text:soft-page-break/><text:tab/><text:tab/><text:tab/>arrOdd[k] = n; </text:p>
      <text:p text:style-name="P10"><text:tab/><text:tab/><text:tab/>k++; </text:p>
      <text:p text:style-name="P10"><text:tab/><text:tab/>} </text:p>
      <text:p text:style-name="P10"><text:tab/>} </text:p>
      <text:p text:style-name="P10"/>
      <text:p text:style-name="P10"><text:tab/>int *arrEven_ptr; </text:p>
      <text:p text:style-name="P10"><text:tab/>arrEven_ptr = arrEven; </text:p>
      <text:p text:style-name="P10"><text:tab/>calcEven(arrEven_ptr, 10, &amp;sum, &amp;mean); </text:p>
      <text:p text:style-name="P10"><text:tab/>printf("\nSum of even array is: %d\n", sum); </text:p>
      <text:p text:style-name="P10"><text:tab/>printf("Mean of even array is: %f\n", mean); </text:p>
      <text:p text:style-name="P10"><text:tab/>mean = 0; </text:p>
      <text:p text:style-name="P10"><text:tab/>sum = 0; </text:p>
      <text:p text:style-name="P10"/>
      <text:p text:style-name="P10"><text:tab/>calcOdd(arrOdd, 10); </text:p>
      <text:p text:style-name="P10">} </text:p>
      <text:p text:style-name="P10"/>
      <text:p text:style-name="P10">void calcEven(int* arrPtr, int length, int* sum, double* mean) { </text:p>
      <text:p text:style-name="P10"><text:tab/>int i = 0; </text:p>
      <text:p text:style-name="P10"><text:tab/> </text:p>
      <text:p text:style-name="P10"><text:tab/>int sumTemp = *sum; </text:p>
      <text:p text:style-name="P10"><text:tab/>for (i=0; i &lt; length; i++){ </text:p>
      <text:p text:style-name="P10"><text:tab/><text:tab/>sumTemp += arrPtr[i]; </text:p>
      <text:p text:style-name="P10"><text:tab/>} </text:p>
      <text:p text:style-name="P10"><text:tab/>*sum = sumTemp; </text:p>
      <text:p text:style-name="P10"/>
      <text:p text:style-name="P10"><text:tab/>double meanTemp = *mean; </text:p>
      <text:p text:style-name="P10"><text:tab/>meanTemp = (double)sumTemp / length; </text:p>
      <text:p text:style-name="P10"><text:tab/>*mean = meanTemp; </text:p>
      <text:p text:style-name="P10"><text:tab/> </text:p>
      <text:p text:style-name="P10"/>
      <text:p text:style-name="P10">} </text:p>
      <text:p text:style-name="P10"/>
      <text:p text:style-name="P10">void calcOdd(int arr[], int length){ </text:p>
      <text:p text:style-name="P10"><text:tab/>int i; </text:p>
      <text:p text:style-name="P10"><text:tab/>for (i=0; i &lt; length; i++){ </text:p>
      <text:p text:style-name="P10"><text:tab/><text:tab/>sum += arr[i]; </text:p>
      <text:p text:style-name="P10"><text:tab/>} </text:p>
      <text:p text:style-name="P10"><text:tab/>mean = (double)sum / length; </text:p>
      <text:p text:style-name="P10"/>
      <text:p text:style-name="P10"><text:tab/><text:tab/>printf("\nSum of odd array is: %d\n", sum); </text:p>
      <text:p text:style-name="P10"><text:tab/>printf("Mean of odd array is: %f\n", mean); </text:p>
      <text:p text:style-name="P10">}</text:p>
      <text:p text:style-name="P15">6. Testing</text:p>
      <text:p text:style-name="P7">ran a few test to check.</text:p>
      <text:p text:style-name="P10">Sum of even array is: 47 </text:p>
      <text:p text:style-name="P10">Mean of even array is: 4.700000 </text:p>
      <text:p text:style-name="P10">Sum of odd array is: 55 </text:p>
      <text:p text:style-name="P10"><text:soft-page-break/>Mean of odd array is: 5.500000 </text:p>
      <text:p text:style-name="P10"/>
      <text:p text:style-name="P10">Sum of even array is: 47 </text:p>
      <text:p text:style-name="P10">Mean of even array is: 4.700000 </text:p>
      <text:p text:style-name="P10">Sum of odd array is: 73 </text:p>
      <text:p text:style-name="P10">Mean of odd array is: 7.300000 </text:p>
      <text:p text:style-name="P10"/>
      <text:p text:style-name="P10">Sum of even array is: 65 </text:p>
      <text:p text:style-name="P10">Mean of even array is: 6.500000 </text:p>
      <text:p text:style-name="P10">Sum of odd array is: 52 </text:p>
      <text:p text:style-name="P10">Mean of odd array is: 5.200000 </text:p>
      <text:p text:style-name="P10"/>
      <text:p text:style-name="P19">Everything works correctly.</text:p>
      <text:p text:style-name="P7"/>
      <text:p text:style-name="P16">8. PRODUCTION </text:p>
      <text:p text:style-name="P2">I prepared a copy of the entire program for Lab TA’s evaluation, as specified by the TA. </text:p>
      <text:p text:style-name="P2">Then, I sent electronically the copy to the Lab TA, Via dropbox. </text:p>
      <text:p text:style-name="P3"><text:span text:style-name="T2">9. MAINTENANCE</text:span> </text:p>
      <text:p text:style-name="P2">To fully benefit from the program evaluation feedback received from the Lab TA, I will perform </text:p>
      <text:p text:style-name="P2">program maintenance. This means that I should use all TAs feedback to improve my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c289" officeooo:paragraph-rsid="0010c28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ron Lawre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9:18:31.980755154</meta:creation-date>
    <dc:date>2015-09-27T19:00:33.755271613</dc:date>
    <meta:editing-duration>PT16M4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135" meta:word-count="769" meta:character-count="4513" meta:non-whitespace-character-count="3712"/>
  </office:meta>
</office:document-meta>
</file>